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3" style:family="graphic" style:parent-style-name="standard">
      <style:graphic-properties svg:stroke-color="#f10d0c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5cm" fo:min-width="3.4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 draw:start-line-spacing-horizontal="0.1cm" draw:start-line-spacing-vertical="0.1cm" draw:end-line-spacing-horizontal="0.1cm" draw:end-line-spacing-vertical="0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0.66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text-properties fo:color="#c9211e"/>
    </style:style>
    <style:style style:name="P5" style:family="paragraph">
      <loext:graphic-properties draw:fill="none" draw:fill-color="#ffffff"/>
      <style:paragraph-properties style:writing-mode="lr-tb"/>
      <style:text-properties fo:color="#c9211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6.467cm" svg:y1="4.9cm" svg:x2="13.725cm" svg:y2="3.431cm" draw:start-shape="id1" draw:start-glue-point="3" draw:end-shape="id2" draw:end-glue-point="2" svg:d="M16467 4900h-2742v-1469" svg:viewBox="0 0 2743 1470">
          <text:p/>
        </draw:connector>
        <draw:frame draw:style-name="gr2" draw:text-style-name="P2" draw:layer="layout" svg:width="1.243cm" svg:height="1.114cm" svg:x="5.638cm" svg:y="4.3cm">
          <draw:text-box>
            <text:p>R<text:span text:style-name="T1">in</text:span></text:p>
          </draw:text-box>
        </draw:frame>
        <draw:frame draw:style-name="gr2" draw:text-style-name="P2" draw:layer="layout" svg:width="1.162cm" svg:height="1.114cm" svg:x="16cm" svg:y="9.3cm">
          <draw:text-box>
            <text:p>C<text:span text:style-name="T1">b</text:span></text:p>
          </draw:text-box>
        </draw:frame>
        <draw:custom-shape draw:style-name="gr3" draw:text-style-name="P3" xml:id="id4" draw:id="id4" draw:layer="layout" svg:width="0.3cm" svg:height="0.3cm" svg:x="21.5cm" svg:y="7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.157cm" svg:y1="7.8cm" svg:x2="21.5cm" svg:y2="7.8cm" draw:start-shape="id3" draw:start-glue-point="0" draw:end-shape="id4" draw:end-glue-point="6" svg:d="M20157 7800h1343" svg:viewBox="0 0 1344 1">
          <text:p/>
        </draw:connector>
        <draw:frame draw:style-name="gr5" draw:text-style-name="P5" draw:layer="layout" svg:width="1.108cm" svg:height="2.536cm" svg:x="21.2cm" svg:y="8.164cm">
          <draw:text-box>
            <text:p text:style-name="P4">+</text:p>
            <text:p text:style-name="P4"><text:span text:style-name="T2">v</text:span><text:span text:style-name="T1">O</text:span></text:p>
            <text:p text:style-name="P4"><text:span text:style-name="T2"><text:s/></text:span><text:span text:style-name="T2">-</text:span></text:p>
          </draw:text-box>
        </draw:frame>
        <draw:connector draw:style-name="gr1" draw:text-style-name="P1" draw:layer="layout" svg:x1="4.174cm" svg:y1="7.469cm" svg:x2="5.195cm" svg:y2="5.875cm" draw:start-shape="id5" draw:start-glue-point="4" draw:end-shape="id6" draw:end-glue-point="3" svg:d="M4174 7469v-1594h1021" svg:viewBox="0 0 1022 1595">
          <text:p/>
        </draw:connector>
        <draw:g>
          <draw:line draw:style-name="gr6" draw:text-style-name="P6" draw:layer="layout" svg:x1="9.969cm" svg:y1="11.622cm" svg:x2="7.8cm" svg:y2="11.622cm">
            <text:p/>
          </draw:line>
          <draw:line draw:style-name="gr6" draw:text-style-name="P6" draw:layer="layout" svg:x1="9.97cm" svg:y1="11.614cm" svg:x2="7.801cm" svg:y2="11.614cm">
            <text:p/>
          </draw:line>
          <draw:line draw:style-name="gr6" draw:text-style-name="P6" draw:layer="layout" svg:x1="8.39cm" svg:y1="11.926cm" svg:x2="9.468cm" svg:y2="11.933cm">
            <text:p/>
          </draw:line>
          <draw:line draw:style-name="gr6" draw:text-style-name="P6" draw:layer="layout" svg:x1="8.679cm" svg:y1="12.197cm" svg:x2="9.197cm" svg:y2="12.2cm">
            <text:p/>
          </draw:line>
          <draw:line draw:style-name="gr6" draw:text-style-name="P6" draw:layer="layout" svg:x1="8.911cm" svg:y1="11.596cm" svg:x2="8.9cm" svg:y2="11.102cm">
            <text:p/>
          </draw:line>
        </draw:g>
        <draw:frame draw:style-name="gr7" draw:text-style-name="P2" draw:layer="layout" svg:width="1.912cm" svg:height="0.962cm" svg:x="8cm" svg:y="12.2cm">
          <draw:text-box>
            <text:p>GND</text:p>
          </draw:text-box>
        </draw:frame>
        <draw:connector draw:style-name="gr1" draw:text-style-name="P1" xml:id="id17" draw:id="id17" draw:layer="layout" svg:x1="7.078cm" svg:y1="11.074cm" svg:x2="11.551cm" svg:y2="9.92cm" draw:start-shape="id7" draw:start-glue-point="2" draw:end-shape="id8" draw:end-glue-point="2" svg:d="M7078 11074h4473v-1154" svg:viewBox="0 0 4474 1155">
          <text:p/>
        </draw:connector>
        <draw:frame draw:style-name="gr8" draw:text-style-name="P7" draw:layer="layout" svg:width="3.99cm" svg:height="2.384cm" svg:x="0.195cm" svg:y="7.569cm">
          <draw:text-box>
            <text:p><text:span text:style-name="T3">Audio</text:span></text:p>
            <text:p><text:span text:style-name="T3">IN</text:span></text:p>
            <text:p><text:span text:style-name="T3">Max: 10mV</text:span></text:p>
          </draw:text-box>
        </draw:frame>
        <draw:custom-shape draw:style-name="gr9" draw:text-style-name="P8" xml:id="id5" draw:id="id5" draw:layer="layout" svg:width="1.842cm" svg:height="1.843cm" svg:x="3.253cm" svg:y="7.469cm">
          <text:p text:style-name="P8">+</text:p>
          <text:p text:style-name="P8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line draw:style-name="gr6" draw:text-style-name="P6" draw:layer="layout" svg:x1="5.195cm" svg:y1="5.841cm" svg:x2="5.373cm" svg:y2="5.4cm">
            <text:p/>
          </draw:line>
          <draw:line draw:style-name="gr6" draw:text-style-name="P6" draw:layer="layout" svg:x1="5.742cm" svg:y1="6.299cm" svg:x2="5.369cm" svg:y2="5.401cm">
            <text:p/>
          </draw:line>
          <draw:line draw:style-name="gr6" draw:text-style-name="P6" draw:layer="layout" svg:x1="6.474cm" svg:y1="6.35cm" svg:x2="6.847cm" svg:y2="5.452cm">
            <text:p/>
          </draw:line>
          <draw:line draw:style-name="gr6" draw:text-style-name="P6" draw:layer="layout" svg:x1="5.725cm" svg:y1="6.32cm" svg:x2="6.098cm" svg:y2="5.422cm">
            <text:p/>
          </draw:line>
          <draw:line draw:style-name="gr6" draw:text-style-name="P6" draw:layer="layout" svg:x1="6.489cm" svg:y1="6.345cm" svg:x2="6.116cm" svg:y2="5.447cm">
            <text:p/>
          </draw:line>
          <draw:line draw:style-name="gr6" draw:text-style-name="P6" draw:layer="layout" svg:x1="7.229cm" svg:y1="6.346cm" svg:x2="6.856cm" svg:y2="5.448cm">
            <text:p/>
          </draw:line>
          <draw:line draw:style-name="gr6" draw:text-style-name="P6" draw:layer="layout" svg:x1="7.222cm" svg:y1="6.301cm" svg:x2="7.4cm" svg:y2="5.86cm">
            <text:p/>
          </draw:line>
        </draw:g>
        <draw:g xml:id="id9" draw:id="id9">
          <draw:line draw:style-name="gr10" draw:text-style-name="P6" draw:layer="layout" svg:x1="10.7cm" svg:y1="5.861cm" svg:x2="10.126cm" svg:y2="5.861cm">
            <text:p/>
          </draw:line>
          <draw:line draw:style-name="gr10" draw:text-style-name="P6" draw:layer="layout" svg:x1="10.121cm" svg:y1="5.1cm" svg:x2="10.121cm" svg:y2="6.62cm">
            <text:p/>
          </draw:line>
          <draw:line draw:style-name="gr10" draw:text-style-name="P6" draw:layer="layout" svg:x1="9.544cm" svg:y1="5.101cm" svg:x2="9.544cm" svg:y2="6.621cm">
            <text:p/>
          </draw:line>
          <draw:line draw:style-name="gr10" draw:text-style-name="P6" draw:layer="layout" svg:x1="9.547cm" svg:y1="5.861cm" svg:x2="8.973cm" svg:y2="5.861cm">
            <text:p/>
          </draw:line>
        </draw:g>
        <draw:connector draw:style-name="gr11" draw:text-style-name="P1" draw:layer="layout" svg:x1="8.973cm" svg:y1="5.86cm" svg:x2="7.4cm" svg:y2="5.875cm" draw:start-shape="id9" draw:start-glue-point="3" draw:end-shape="id6" draw:end-glue-point="1" svg:d="M8973 5860h-786v15h-787" svg:viewBox="0 0 1574 16">
          <text:p/>
        </draw:connector>
        <draw:connector draw:style-name="gr11" draw:text-style-name="P1" draw:layer="layout" svg:x1="10.7cm" svg:y1="5.86cm" svg:x2="12.4cm" svg:y2="5.9cm" draw:start-shape="id9" draw:start-glue-point="1" svg:d="M10700 5860h1125v40h575" svg:viewBox="0 0 1701 41">
          <text:p/>
        </draw:connector>
        <draw:g xml:id="id8" draw:id="id8">
          <draw:line draw:style-name="gr6" draw:text-style-name="P6" draw:layer="layout" svg:x1="11.517cm" svg:y1="9.92cm" svg:x2="11.076cm" svg:y2="9.742cm">
            <text:p/>
          </draw:line>
          <draw:line draw:style-name="gr6" draw:text-style-name="P6" draw:layer="layout" svg:x1="11.975cm" svg:y1="9.373cm" svg:x2="11.077cm" svg:y2="9.746cm">
            <text:p/>
          </draw:line>
          <draw:line draw:style-name="gr6" draw:text-style-name="P6" draw:layer="layout" svg:x1="12.026cm" svg:y1="8.641cm" svg:x2="11.128cm" svg:y2="8.268cm">
            <text:p/>
          </draw:line>
          <draw:line draw:style-name="gr6" draw:text-style-name="P6" draw:layer="layout" svg:x1="11.996cm" svg:y1="9.39cm" svg:x2="11.098cm" svg:y2="9.017cm">
            <text:p/>
          </draw:line>
          <draw:line draw:style-name="gr6" draw:text-style-name="P6" draw:layer="layout" svg:x1="12.021cm" svg:y1="8.626cm" svg:x2="11.123cm" svg:y2="8.999cm">
            <text:p/>
          </draw:line>
          <draw:line draw:style-name="gr6" draw:text-style-name="P6" draw:layer="layout" svg:x1="12.022cm" svg:y1="7.886cm" svg:x2="11.124cm" svg:y2="8.259cm">
            <text:p/>
          </draw:line>
          <draw:line draw:style-name="gr6" draw:text-style-name="P6" draw:layer="layout" svg:x1="11.977cm" svg:y1="7.893cm" svg:x2="11.536cm" svg:y2="7.715cm">
            <text:p/>
          </draw:line>
        </draw:g>
        <draw:connector draw:style-name="gr11" draw:text-style-name="P1" xml:id="id10" draw:id="id10" draw:layer="layout" svg:x1="11.549cm" svg:y1="5.88cm" svg:x2="11.551cm" svg:y2="7.715cm" draw:end-shape="id8" draw:end-glue-point="0" svg:d="M11549 5880v642h2v1193" svg:viewBox="0 0 3 1836">
          <text:p/>
        </draw:connector>
        <draw:connector draw:style-name="gr1" draw:text-style-name="P1" draw:layer="layout" svg:x1="11.549cm" svg:y1="5.88cm" svg:x2="11.525cm" svg:y2="3.405cm" draw:start-shape="id10" draw:start-glue-point="2" draw:end-shape="id11" draw:end-glue-point="2" svg:d="M11549 5880v-1237h-24v-1238" svg:viewBox="0 0 25 2476">
          <text:p/>
        </draw:connector>
        <draw:g xml:id="id11" draw:id="id11">
          <draw:line draw:style-name="gr6" draw:text-style-name="P6" draw:layer="layout" svg:x1="11.491cm" svg:y1="3.405cm" svg:x2="11.05cm" svg:y2="3.227cm">
            <text:p/>
          </draw:line>
          <draw:line draw:style-name="gr6" draw:text-style-name="P6" draw:layer="layout" svg:x1="11.949cm" svg:y1="2.858cm" svg:x2="11.051cm" svg:y2="3.231cm">
            <text:p/>
          </draw:line>
          <draw:line draw:style-name="gr6" draw:text-style-name="P6" draw:layer="layout" svg:x1="12cm" svg:y1="2.126cm" svg:x2="11.102cm" svg:y2="1.753cm">
            <text:p/>
          </draw:line>
          <draw:line draw:style-name="gr6" draw:text-style-name="P6" draw:layer="layout" svg:x1="11.97cm" svg:y1="2.875cm" svg:x2="11.072cm" svg:y2="2.502cm">
            <text:p/>
          </draw:line>
          <draw:line draw:style-name="gr6" draw:text-style-name="P6" draw:layer="layout" svg:x1="11.995cm" svg:y1="2.111cm" svg:x2="11.097cm" svg:y2="2.484cm">
            <text:p/>
          </draw:line>
          <draw:line draw:style-name="gr6" draw:text-style-name="P6" draw:layer="layout" svg:x1="11.996cm" svg:y1="1.371cm" svg:x2="11.098cm" svg:y2="1.744cm">
            <text:p/>
          </draw:line>
          <draw:line draw:style-name="gr6" draw:text-style-name="P6" draw:layer="layout" svg:x1="11.951cm" svg:y1="1.378cm" svg:x2="11.51cm" svg:y2="1.2cm">
            <text:p/>
          </draw:line>
        </draw:g>
        <draw:connector draw:style-name="gr11" draw:text-style-name="P1" draw:layer="layout" svg:x1="13.725cm" svg:y1="0.316cm" svg:x2="11.525cm" svg:y2="1.2cm" draw:start-shape="id12" draw:start-glue-point="0" draw:end-shape="id11" draw:end-glue-point="0" svg:d="M13725 316h-2200v884" svg:viewBox="0 0 2201 885">
          <text:p/>
        </draw:connector>
        <draw:g xml:id="id2" draw:id="id2">
          <draw:line draw:style-name="gr6" draw:text-style-name="P6" draw:layer="layout" svg:x1="13.691cm" svg:y1="3.431cm" svg:x2="13.25cm" svg:y2="3.253cm">
            <text:p/>
          </draw:line>
          <draw:line draw:style-name="gr6" draw:text-style-name="P6" draw:layer="layout" svg:x1="14.149cm" svg:y1="2.884cm" svg:x2="13.251cm" svg:y2="3.257cm">
            <text:p/>
          </draw:line>
          <draw:line draw:style-name="gr6" draw:text-style-name="P6" draw:layer="layout" svg:x1="14.2cm" svg:y1="2.152cm" svg:x2="13.302cm" svg:y2="1.779cm">
            <text:p/>
          </draw:line>
          <draw:line draw:style-name="gr6" draw:text-style-name="P6" draw:layer="layout" svg:x1="14.17cm" svg:y1="2.901cm" svg:x2="13.272cm" svg:y2="2.528cm">
            <text:p/>
          </draw:line>
          <draw:line draw:style-name="gr6" draw:text-style-name="P6" draw:layer="layout" svg:x1="14.195cm" svg:y1="2.137cm" svg:x2="13.297cm" svg:y2="2.51cm">
            <text:p/>
          </draw:line>
          <draw:line draw:style-name="gr6" draw:text-style-name="P6" draw:layer="layout" svg:x1="14.196cm" svg:y1="1.397cm" svg:x2="13.298cm" svg:y2="1.77cm">
            <text:p/>
          </draw:line>
          <draw:line draw:style-name="gr6" draw:text-style-name="P6" draw:layer="layout" svg:x1="14.151cm" svg:y1="1.404cm" svg:x2="13.71cm" svg:y2="1.226cm">
            <text:p/>
          </draw:line>
        </draw:g>
        <draw:connector draw:style-name="gr11" draw:text-style-name="P1" draw:layer="layout" draw:line-skew="-0.437cm" svg:x1="20.139cm" svg:y1="5.573cm" svg:x2="17.775cm" svg:y2="3.18cm" draw:start-shape="id13" draw:start-glue-point="0" draw:end-shape="id14" draw:end-glue-point="2" svg:d="M20139 5573v-1633h-2364v-760" svg:viewBox="0 0 2365 2394">
          <text:p/>
        </draw:connector>
        <draw:g xml:id="id14" draw:id="id14">
          <draw:line draw:style-name="gr6" draw:text-style-name="P6" draw:layer="layout" svg:x1="17.741cm" svg:y1="3.179cm" svg:x2="17.3cm" svg:y2="3.019cm">
            <text:p/>
          </draw:line>
          <draw:line draw:style-name="gr6" draw:text-style-name="P6" draw:layer="layout" svg:x1="18.199cm" svg:y1="2.687cm" svg:x2="17.301cm" svg:y2="3.023cm">
            <text:p/>
          </draw:line>
          <draw:line draw:style-name="gr6" draw:text-style-name="P6" draw:layer="layout" svg:x1="18.25cm" svg:y1="2.029cm" svg:x2="17.352cm" svg:y2="1.693cm">
            <text:p/>
          </draw:line>
          <draw:line draw:style-name="gr6" draw:text-style-name="P6" draw:layer="layout" svg:x1="18.22cm" svg:y1="2.703cm" svg:x2="17.322cm" svg:y2="2.367cm">
            <text:p/>
          </draw:line>
          <draw:line draw:style-name="gr6" draw:text-style-name="P6" draw:layer="layout" svg:x1="18.245cm" svg:y1="2.015cm" svg:x2="17.347cm" svg:y2="2.351cm">
            <text:p/>
          </draw:line>
          <draw:line draw:style-name="gr6" draw:text-style-name="P6" draw:layer="layout" svg:x1="18.25cm" svg:y1="1.357cm" svg:x2="17.352cm" svg:y2="1.693cm">
            <text:p/>
          </draw:line>
          <draw:line draw:style-name="gr6" draw:text-style-name="P6" draw:layer="layout" svg:x1="18.201cm" svg:y1="1.355cm" svg:x2="17.76cm" svg:y2="1.195cm">
            <text:p/>
          </draw:line>
        </draw:g>
        <draw:connector draw:style-name="gr11" draw:text-style-name="P1" xml:id="id12" draw:id="id12" draw:layer="layout" svg:x1="17.775cm" svg:y1="0.316cm" svg:x2="13.725cm" svg:y2="1.226cm" draw:start-shape="id15" draw:start-glue-point="0" draw:end-shape="id2" draw:end-glue-point="0" svg:d="M17775 316h-4050v910" svg:viewBox="0 0 4051 911">
          <text:p/>
        </draw:connector>
        <draw:g xml:id="id13" draw:id="id13">
          <draw:line draw:style-name="gr10" draw:text-style-name="P6" draw:layer="layout" svg:x1="20.14cm" svg:y1="5.573cm" svg:x2="20.14cm" svg:y2="6.147cm">
            <text:p/>
          </draw:line>
          <draw:line draw:style-name="gr10" draw:text-style-name="P6" draw:layer="layout" svg:x1="19.379cm" svg:y1="6.152cm" svg:x2="20.899cm" svg:y2="6.152cm">
            <text:p/>
          </draw:line>
          <draw:line draw:style-name="gr10" draw:text-style-name="P6" draw:layer="layout" svg:x1="19.38cm" svg:y1="6.729cm" svg:x2="20.9cm" svg:y2="6.729cm">
            <text:p/>
          </draw:line>
          <draw:line draw:style-name="gr10" draw:text-style-name="P6" draw:layer="layout" svg:x1="20.14cm" svg:y1="6.726cm" svg:x2="20.14cm" svg:y2="7.3cm">
            <text:p/>
          </draw:line>
        </draw:g>
        <draw:g xml:id="id16" draw:id="id16">
          <draw:line draw:style-name="gr6" draw:text-style-name="P6" draw:layer="layout" svg:x1="20.141cm" svg:y1="10.505cm" svg:x2="19.7cm" svg:y2="10.327cm">
            <text:p/>
          </draw:line>
          <draw:line draw:style-name="gr6" draw:text-style-name="P6" draw:layer="layout" svg:x1="20.599cm" svg:y1="9.958cm" svg:x2="19.701cm" svg:y2="10.331cm">
            <text:p/>
          </draw:line>
          <draw:line draw:style-name="gr6" draw:text-style-name="P6" draw:layer="layout" svg:x1="20.65cm" svg:y1="9.226cm" svg:x2="19.752cm" svg:y2="8.853cm">
            <text:p/>
          </draw:line>
          <draw:line draw:style-name="gr6" draw:text-style-name="P6" draw:layer="layout" svg:x1="20.62cm" svg:y1="9.975cm" svg:x2="19.722cm" svg:y2="9.602cm">
            <text:p/>
          </draw:line>
          <draw:line draw:style-name="gr6" draw:text-style-name="P6" draw:layer="layout" svg:x1="20.645cm" svg:y1="9.211cm" svg:x2="19.747cm" svg:y2="9.584cm">
            <text:p/>
          </draw:line>
          <draw:line draw:style-name="gr6" draw:text-style-name="P6" draw:layer="layout" svg:x1="20.65cm" svg:y1="8.48cm" svg:x2="19.752cm" svg:y2="8.853cm">
            <text:p/>
          </draw:line>
          <draw:line draw:style-name="gr6" draw:text-style-name="P6" draw:layer="layout" svg:x1="20.601cm" svg:y1="8.478cm" svg:x2="20.16cm" svg:y2="8.3cm">
            <text:p/>
          </draw:line>
        </draw:g>
        <draw:connector draw:style-name="gr11" draw:text-style-name="P1" xml:id="id3" draw:id="id3" draw:layer="layout" svg:x1="20.139cm" svg:y1="7.3cm" svg:x2="20.175cm" svg:y2="8.3cm" draw:start-shape="id13" draw:start-glue-point="2" draw:end-shape="id16" draw:end-glue-point="0" svg:d="M20139 7300v500h36v500" svg:viewBox="0 0 37 1001">
          <text:p/>
        </draw:connector>
        <draw:connector draw:style-name="gr11" draw:text-style-name="P1" xml:id="id20" draw:id="id20" draw:layer="layout" svg:x1="11.551cm" svg:y1="11.074cm" svg:x2="13.725cm" svg:y2="9.905cm" draw:start-shape="id17" draw:start-glue-point="0" draw:end-shape="id18" draw:end-glue-point="2" svg:d="M11551 11074h2174v-1169" svg:viewBox="0 0 2175 1170">
          <text:p/>
        </draw:connector>
        <draw:g xml:id="id18" draw:id="id18">
          <draw:line draw:style-name="gr6" draw:text-style-name="P6" draw:layer="layout" svg:x1="13.691cm" svg:y1="9.905cm" svg:x2="13.25cm" svg:y2="9.727cm">
            <text:p/>
          </draw:line>
          <draw:line draw:style-name="gr6" draw:text-style-name="P6" draw:layer="layout" svg:x1="14.149cm" svg:y1="9.358cm" svg:x2="13.251cm" svg:y2="9.731cm">
            <text:p/>
          </draw:line>
          <draw:line draw:style-name="gr6" draw:text-style-name="P6" draw:layer="layout" svg:x1="14.2cm" svg:y1="8.626cm" svg:x2="13.302cm" svg:y2="8.253cm">
            <text:p/>
          </draw:line>
          <draw:line draw:style-name="gr6" draw:text-style-name="P6" draw:layer="layout" svg:x1="14.17cm" svg:y1="9.375cm" svg:x2="13.272cm" svg:y2="9.002cm">
            <text:p/>
          </draw:line>
          <draw:line draw:style-name="gr6" draw:text-style-name="P6" draw:layer="layout" svg:x1="14.195cm" svg:y1="8.611cm" svg:x2="13.297cm" svg:y2="8.984cm">
            <text:p/>
          </draw:line>
          <draw:line draw:style-name="gr6" draw:text-style-name="P6" draw:layer="layout" svg:x1="14.2cm" svg:y1="7.88cm" svg:x2="13.302cm" svg:y2="8.253cm">
            <text:p/>
          </draw:line>
          <draw:line draw:style-name="gr6" draw:text-style-name="P6" draw:layer="layout" svg:x1="14.151cm" svg:y1="7.878cm" svg:x2="13.71cm" svg:y2="7.7cm">
            <text:p/>
          </draw:line>
        </draw:g>
        <draw:g xml:id="id19" draw:id="id19">
          <draw:line draw:style-name="gr10" draw:text-style-name="P6" draw:layer="layout" svg:x1="15.84cm" svg:y1="7.8cm" svg:x2="15.84cm" svg:y2="8.374cm">
            <text:p/>
          </draw:line>
          <draw:line draw:style-name="gr10" draw:text-style-name="P6" draw:layer="layout" svg:x1="15.079cm" svg:y1="8.379cm" svg:x2="16.599cm" svg:y2="8.379cm">
            <text:p/>
          </draw:line>
          <draw:line draw:style-name="gr10" draw:text-style-name="P6" draw:layer="layout" svg:x1="15.08cm" svg:y1="8.956cm" svg:x2="16.6cm" svg:y2="8.956cm">
            <text:p/>
          </draw:line>
          <draw:line draw:style-name="gr10" draw:text-style-name="P6" draw:layer="layout" svg:x1="15.84cm" svg:y1="8.953cm" svg:x2="15.84cm" svg:y2="9.527cm">
            <text:p/>
          </draw:line>
        </draw:g>
        <draw:connector draw:style-name="gr11" draw:text-style-name="P1" draw:layer="layout" draw:line-skew="-0.249cm" svg:x1="15.839cm" svg:y1="7.8cm" svg:x2="13.725cm" svg:y2="7.7cm" draw:start-shape="id19" draw:start-glue-point="0" draw:end-shape="id18" draw:end-glue-point="0" svg:d="M15839 7800v-900h-2114v800" svg:viewBox="0 0 2115 901">
          <text:p/>
        </draw:connector>
        <draw:connector draw:style-name="gr11" draw:text-style-name="P1" xml:id="id7" draw:id="id7" draw:layer="layout" draw:line-skew="0.656cm" svg:x1="7.078cm" svg:y1="11.074cm" svg:x2="4.174cm" svg:y2="9.312cm" draw:end-shape="id5" draw:end-glue-point="8" svg:d="M7078 11074v26h-2904v-1788" svg:viewBox="0 0 2905 1789">
          <text:p/>
        </draw:connector>
        <draw:g>
          <draw:line draw:style-name="gr12" draw:text-style-name="P6" draw:layer="layout" svg:x1="12.4cm" svg:y1="4.9cm" svg:x2="12.4cm" svg:y2="6.9cm">
            <text:p/>
          </draw:line>
          <draw:line draw:style-name="gr12" draw:text-style-name="P6" draw:layer="layout" svg:x1="13.733cm" svg:y1="4.9cm" svg:x2="12.4cm" svg:y2="5.567cm">
            <text:p/>
          </draw:line>
          <draw:line draw:style-name="gr13" draw:text-style-name="P6" draw:layer="layout" svg:x1="12.4cm" svg:y1="6.3cm" svg:x2="13.733cm" svg:y2="6.9cm">
            <text:p/>
          </draw:line>
        </draw:g>
        <draw:connector draw:style-name="gr11" draw:text-style-name="P1" xml:id="id23" draw:id="id23" draw:layer="layout" svg:x1="13.725cm" svg:y1="11.074cm" svg:x2="15.839cm" svg:y2="9.527cm" draw:start-shape="id20" draw:start-glue-point="0" draw:end-shape="id19" draw:end-glue-point="2" svg:d="M13725 11074h2114v-1547" svg:viewBox="0 0 2115 1548">
          <text:p/>
        </draw:connector>
        <draw:connector draw:style-name="gr11" draw:text-style-name="P1" xml:id="id26" draw:id="id26" draw:layer="layout" svg:x1="17.81cm" svg:y1="11.074cm" svg:x2="20.175cm" svg:y2="10.505cm" draw:start-shape="id21" draw:start-glue-point="0" draw:end-shape="id16" draw:end-glue-point="2" svg:d="M17810 11074h2365v-569" svg:viewBox="0 0 2366 570">
          <text:p/>
        </draw:connector>
        <draw:connector draw:style-name="gr11" draw:text-style-name="P1" xml:id="id21" draw:id="id21" draw:layer="layout" svg:x1="17.81cm" svg:y1="7.875cm" svg:x2="15.839cm" svg:y2="11.074cm" draw:start-shape="id22" draw:start-glue-point="2" draw:end-shape="id23" draw:end-glue-point="0" svg:d="M17810 7875v3199h-1971" svg:viewBox="0 0 1972 3200">
          <text:p/>
        </draw:connector>
        <draw:connector draw:style-name="gr11" draw:text-style-name="P1" xml:id="id25" draw:id="id25" draw:layer="layout" draw:line-skew="2cm" svg:x1="23.466cm" svg:y1="1.852cm" svg:x2="20.043cm" svg:y2="0.316cm" draw:start-shape="id24" draw:start-glue-point="3" svg:d="M23466 1852h14v-1536h-3437" svg:viewBox="0 0 3438 1537">
          <text:p/>
        </draw:connector>
        <draw:custom-shape draw:style-name="gr9" draw:text-style-name="P8" xml:id="id27" draw:id="id27" draw:layer="layout" svg:width="1.842cm" svg:height="1.843cm" svg:x="22.558cm" svg:y="3.9cm">
          <text:p text:style-name="P8">+</text:p>
          <text:p text:style-name="P8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xml:id="id15" draw:id="id15" draw:layer="layout" svg:x1="17.775cm" svg:y1="1.195cm" svg:x2="20.043cm" svg:y2="0.316cm" draw:start-shape="id14" draw:start-glue-point="0" draw:end-shape="id25" draw:end-glue-point="3" svg:d="M17775 1195v-879h2268" svg:viewBox="0 0 2269 880">
          <text:p/>
        </draw:connector>
        <draw:connector draw:style-name="gr11" draw:text-style-name="P1" draw:layer="layout" svg:x1="20.175cm" svg:y1="11.074cm" svg:x2="23.479cm" svg:y2="5.743cm" draw:start-shape="id26" draw:start-glue-point="0" draw:end-shape="id27" draw:end-glue-point="8" svg:d="M20175 11074h3304v-5331" svg:viewBox="0 0 3305 5332">
          <text:p/>
        </draw:connector>
        <draw:connector draw:style-name="gr14" draw:text-style-name="P1" xml:id="id22" draw:id="id22" draw:layer="layout" svg:x1="17.81cm" svg:y1="7.875cm" svg:x2="17.8cm" svg:y2="5.918cm" svg:d="M17810 7875v-978h-10v-979" svg:viewBox="0 0 11 1958">
          <text:p/>
        </draw:connector>
        <draw:g xml:id="id1" draw:id="id1">
          <draw:line draw:style-name="gr12" draw:text-style-name="P6" draw:layer="layout" svg:x1="16.467cm" svg:y1="3.9cm" svg:x2="16.467cm" svg:y2="5.9cm">
            <text:p/>
          </draw:line>
          <draw:line draw:style-name="gr12" draw:text-style-name="P6" draw:layer="layout" svg:x1="16.5cm" svg:y1="5.233cm" svg:x2="17.833cm" svg:y2="5.9cm">
            <text:p/>
          </draw:line>
          <draw:line draw:style-name="gr13" draw:text-style-name="P6" draw:layer="layout" svg:x1="17.8cm" svg:y1="3.9cm" svg:x2="16.5cm" svg:y2="4.7cm">
            <text:p/>
          </draw:line>
        </draw:g>
        <draw:connector draw:style-name="gr14" draw:text-style-name="P1" xml:id="id24" draw:id="id24" draw:layer="layout" draw:type="line" svg:x1="23.479cm" svg:y1="3.9cm" svg:x2="23.466cm" svg:y2="1.852cm" draw:start-shape="id27" draw:start-glue-point="4" svg:d="M23479 3900l-13-2048" svg:viewBox="0 0 14 2049">
          <text:p/>
        </draw:connector>
        <draw:custom-shape draw:style-name="gr3" draw:text-style-name="P3" draw:layer="layout" svg:width="0.3cm" svg:height="0.3cm" svg:x="21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47cm" svg:height="1.114cm" svg:x="20.3cm" svg:y="5.2cm">
          <draw:text-box>
            <text:p>C<text:span text:style-name="T1">O</text:span></text:p>
          </draw:text-box>
        </draw:frame>
        <draw:frame draw:style-name="gr2" draw:text-style-name="P2" draw:layer="layout" svg:width="1.162cm" svg:height="1.114cm" svg:x="10.038cm" svg:y="5.986cm">
          <draw:text-box>
            <text:p>C<text:span text:style-name="T1">i</text:span></text:p>
          </draw:text-box>
        </draw:frame>
        <draw:frame draw:style-name="gr2" draw:text-style-name="P2" draw:layer="layout" svg:width="1.162cm" svg:height="1.114cm" svg:x="10.1cm" svg:y="9.3cm">
          <draw:text-box>
            <text:p>R<text:span text:style-name="T1">2</text:span></text:p>
          </draw:text-box>
        </draw:frame>
        <draw:frame draw:style-name="gr2" draw:text-style-name="P2" draw:layer="layout" svg:width="1.205cm" svg:height="1.114cm" svg:x="14.1cm" svg:y="9.3cm">
          <draw:text-box>
            <text:p>R<text:span text:style-name="T1">E</text:span></text:p>
          </draw:text-box>
        </draw:frame>
        <draw:frame draw:style-name="gr15" draw:text-style-name="P2" draw:layer="layout" svg:width="1.162cm" svg:height="1.12cm" svg:x="10.038cm" svg:y="2.1cm">
          <draw:text-box>
            <text:p>R<text:span text:style-name="T1">1</text:span></text:p>
          </draw:text-box>
        </draw:frame>
        <draw:frame draw:style-name="gr2" draw:text-style-name="P2" draw:layer="layout" svg:width="1.226cm" svg:height="1.114cm" svg:x="14.146cm" svg:y="2.073cm">
          <draw:text-box>
            <text:p>R<text:span text:style-name="T1">C</text:span></text:p>
          </draw:text-box>
        </draw:frame>
        <draw:frame draw:style-name="gr2" draw:text-style-name="P2" draw:layer="layout" svg:width="1.247cm" svg:height="1.114cm" svg:x="18.238cm" svg:y="2.1cm">
          <draw:text-box>
            <text:p>R<text:span text:style-name="T1">O</text:span></text:p>
          </draw:text-box>
        </draw:frame>
        <draw:frame draw:style-name="gr2" draw:text-style-name="P2" draw:layer="layout" svg:width="1.162cm" svg:height="1.114cm" svg:x="18.7cm" svg:y="9.286cm">
          <draw:text-box>
            <text:p>R<text:span text:style-name="T1">L</text:span></text:p>
          </draw:text-box>
        </draw:frame>
        <draw:frame draw:style-name="gr2" draw:text-style-name="P2" draw:layer="layout" svg:width="1.458cm" svg:height="1.114cm" svg:x="21.753cm" svg:y="2.9cm">
          <draw:text-box>
            <text:p><text:span text:style-name="T2">V</text:span><text:span text:style-name="T1">C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2T16:15:03.707476686</dc:date>
    <meta:editing-duration>PT3H4M36S</meta:editing-duration>
    <meta:editing-cycles>19</meta:editing-cycles>
    <meta:generator>LibreOffice/6.4.7.2$Linux_X86_64 LibreOffice_project/40$Build-2</meta:generator>
    <meta:document-statistic meta:object-count="126"/>
  </office:meta>
</office:document-meta>
</file>